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29.6pt"/>
    </style:style>
    <style:style style:name="co4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314.96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164.41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59.41pt"/>
    </style:style>
    <style:style style:name="co17" style:family="table-column">
      <style:table-column-properties fo:break-before="auto" style:column-width="217.64pt"/>
    </style:style>
    <style:style style:name="co18" style:family="table-column">
      <style:table-column-properties fo:break-before="auto" style:column-width="120.39pt"/>
    </style:style>
    <style:style style:name="co46" style:family="table-column">
      <style:table-column-properties fo:break-before="auto" style:column-width="57.09pt"/>
    </style:style>
    <style:style style:name="co47" style:family="table-column">
      <style:table-column-properties fo:break-before="auto" style:column-width="61.74pt"/>
    </style:style>
    <style:style style:name="co48" style:family="table-column">
      <style:table-column-properties fo:break-before="auto" style:column-width="159pt"/>
    </style:style>
    <style:style style:name="co22" style:family="table-column">
      <style:table-column-properties fo:break-before="auto" style:column-width="237.74pt"/>
    </style:style>
    <style:style style:name="co23" style:family="table-column">
      <style:table-column-properties fo:break-before="auto" style:column-width="74.86pt"/>
    </style:style>
    <style:style style:name="co24" style:family="table-column">
      <style:table-column-properties fo:break-before="auto" style:column-width="281.76pt"/>
    </style:style>
    <style:style style:name="co25" style:family="table-column">
      <style:table-column-properties fo:break-before="auto" style:column-width="39.34pt"/>
    </style:style>
    <style:style style:name="co26" style:family="table-column">
      <style:table-column-properties fo:break-before="auto" style:column-width="55.56pt"/>
    </style:style>
    <style:style style:name="co27" style:family="table-column">
      <style:table-column-properties fo:break-before="auto" style:column-width="13.1pt"/>
    </style:style>
    <style:style style:name="co28" style:family="table-column">
      <style:table-column-properties fo:break-before="auto" style:column-width="18pt"/>
    </style:style>
    <style:style style:name="co32" style:family="table-column">
      <style:table-column-properties fo:break-before="auto" style:column-width="66.36pt"/>
    </style:style>
    <style:style style:name="co33" style:family="table-column">
      <style:table-column-properties fo:break-before="auto" style:column-width="102.64pt"/>
    </style:style>
    <style:style style:name="co34" style:family="table-column">
      <style:table-column-properties fo:break-before="auto" style:column-width="297.21pt"/>
    </style:style>
    <style:style style:name="co35" style:family="table-column">
      <style:table-column-properties fo:break-before="auto" style:column-width="152.84pt"/>
    </style:style>
    <style:style style:name="co36" style:family="table-column">
      <style:table-column-properties fo:break-before="auto" style:column-width="103.41pt"/>
    </style:style>
    <style:style style:name="co37" style:family="table-column">
      <style:table-column-properties fo:break-before="auto" style:column-width="355.86pt"/>
    </style:style>
    <style:style style:name="co38" style:family="table-column">
      <style:table-column-properties fo:break-before="auto" style:column-width="115pt"/>
    </style:style>
    <style:style style:name="co29" style:family="table-column">
      <style:table-column-properties fo:break-before="auto" style:column-width="112.71pt"/>
    </style:style>
    <style:style style:name="co39" style:family="table-column">
      <style:table-column-properties fo:break-before="auto" style:column-width="20.81pt"/>
    </style:style>
    <style:style style:name="co40" style:family="table-column">
      <style:table-column-properties fo:break-before="auto" style:column-width="21.6pt"/>
    </style:style>
    <style:style style:name="co41" style:family="table-column">
      <style:table-column-properties fo:break-before="auto" style:column-width="25.46pt"/>
    </style:style>
    <style:style style:name="co42" style:family="table-column">
      <style:table-column-properties fo:break-before="auto" style:column-width="41.64pt"/>
    </style:style>
    <style:style style:name="co43" style:family="table-column">
      <style:table-column-properties fo:break-before="auto" style:column-width="64.06pt"/>
    </style:style>
    <style:style style:name="co44" style:family="table-column">
      <style:table-column-properties fo:break-before="auto" style:column-width="33.14pt"/>
    </style:style>
    <style:style style:name="co45" style:family="table-column">
      <style:table-column-properties fo:break-before="auto" style:column-width="54.79pt"/>
    </style:style>
    <style:style style:name="co50" style:family="table-column">
      <style:table-column-properties fo:break-before="auto" style:column-width="37.05pt"/>
    </style:style>
    <style:style style:name="co51" style:family="table-column">
      <style:table-column-properties fo:break-before="auto" style:column-width="287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  <style:text-properties fo:color="#800000"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2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text-position=""/>
    </style:style>
    <style:style style:name="ce13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dddddd"/>
      <style:text-properties fo:color="#800000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37"/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Ques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Skill Trees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motorka ci auto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do sousedni ulicky||Parkuje|auto ci nakladak|bez nahod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'Simple - Budovy'.A23]*['Simple - Budovy'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'Simple - Budovy'.A24]*['Simple - Budovy'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'Simple - Budovy'.A25]*['Simple - Budovy'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'Simple - Budovy'.A26]*['Simple - Budovy'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'Simple - Budovy'.A27]*['Simple - Budovy'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8]*['Simple - Budovy'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9]*['Simple - Budovy'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'Simple - Budovy'.A30]*['Simple - Budovy'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'Simple - Budovy'.A31]*['Simple - Budovy'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'Simple - Budovy'.A32]*['Simple - Budovy'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3]*['Simple - Budovy'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4]*['Simple - Budovy'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5]*['Simple - Budovy'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6]*['Simple - Budovy'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7]*['Simple - Budovy'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'Simple - Budovy'.A38]*['Simple - Budovy'.H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imgs-town2.p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zdarna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e Jidl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 MISE||+1 Zbran</text:p>
          </table:table-cell>
          <table:table-cell table:number-columns-repeated="2"/>
        </table:table-row>
        <table:table-row table:style-name="ro1">
          <table:table-cell table:formula="of:=SUM(['Simple - Budovy'.A23:.A39])" office:value-type="float" office:value="26" calcext:value-type="float">
            <text:p>26</text:p>
          </table:table-cell>
          <table:table-cell table:number-columns-repeated="8"/>
          <table:table-cell table:formula="of:=SUM(['Simple - Budovy'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3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3" table:number-columns-repeated="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22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22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22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22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Kontrola Ticha|Presun Nepratel||Tahnout Nahodu|Odkryj Naplanovane|Naplanuj Pristi||Hraj Akce|Odveta Neprat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|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Jdi</text:p>
          </table:table-cell>
          <table:table-cell office:value-type="string" calcext:value-type="string">
            <text:p>Akce||Krok|Vpre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Z</text:p>
          </table:table-cell>
          <table:table-cell office:value-type="string" calcext:value-type="string">
            <text:p>Akce||Krok|Vza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I</text:p>
          </table:table-cell>
          <table:table-cell office:value-type="string" calcext:value-type="string">
            <text:p>Akce||Inventar||Koordinace|Vyroba|Prohledavani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U</text:p>
          </table:table-cell>
          <table:table-cell office:value-type="string" calcext:value-type="string">
            <text:p>Akce||Utok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tivni Akce</text:p>
          </table:table-cell>
          <table:table-cell office:value-type="string" calcext:value-type="string">
            <text:p>Pro Hrace||Akce|na toto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e Akce</text:p>
          </table:table-cell>
          <table:table-cell office:value-type="string" calcext:value-type="string">
            <text:p>Pro Hrace||Akce|na pristi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Pro Hrace||Predmety|postavy||Pozor na|max|nosno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alicek|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tavky</text:p>
          </table:table-cell>
          <table:table-cell office:value-type="string" calcext:value-type="string">
            <text:p>Balicek|Male 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oda</text:p>
          </table:table-cell>
          <table:table-cell office:value-type="string" calcext:value-type="string">
            <text:p>Balicek|Nahody|XY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|Udalost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Balicek|Predmet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zidla</text:p>
          </table:table-cell>
          <table:table-cell office:value-type="string" calcext:value-type="string">
            <text:p>Balicek|Vozidl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zbresk</text:p>
          </table:table-cell>
          <table:table-cell office:value-type="string" calcext:value-type="string">
            <text:p>Balicek|Karty Rozbresk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tupy</text:p>
          </table:table-cell>
          <table:table-cell office:value-type="string" calcext:value-type="string">
            <text:p>Balicek||Tazene|vstupy|do mesta</text:p>
          </table:table-cell>
          <table:table-cell table:number-columns-repeated="6"/>
        </table:table-row>
      </table:table>
      <table:table table:name="Simple - Udalosti" table:style-name="ta1"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 +3 Hlasitost a zabije obludy (vsechny)|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 do vedlejsi 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Z domu vede cesta do dalsiho 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Tento dum ma dvere na vsechny sve kar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dej si novy vstup 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+2 Jidla za kazdou obetovanou akci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+2 Jidla za kazdou obetovanou akci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 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 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 1 misto inventare||Leci se protilatko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1 misto inventare||Leci se jidlem jako zran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 ve predu a u teb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Tahni udal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 ve pred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+1 Predm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Y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kvapeni</text:p>
          </table:table-cell>
          <table:table-cell office:value-type="string" calcext:value-type="string">
            <text:p>nepritel Y u tebe a v za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 ve pre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 v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razce</text:p>
          </table:table-cell>
          <table:table-cell office:value-type="string" calcext:value-type="string">
            <text:p>nepritel Z u tebe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vsech nepratel z ulice do domu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 nepritele X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za</text:p>
          </table:table-cell>
          <table:table-cell office:value-type="string" calcext:value-type="string">
            <text:p>Pridej 1 nepritele X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pred</text:p>
          </table:table-cell>
          <table:table-cell office:value-type="string" calcext:value-type="string">
            <text:p>Pridej 1 nepritele X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 nepritele Y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za</text:p>
          </table:table-cell>
          <table:table-cell office:value-type="string" calcext:value-type="string">
            <text:p>Pridej 1 nepritele Y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pred</text:p>
          </table:table-cell>
          <table:table-cell office:value-type="string" calcext:value-type="string">
            <text:p>Pridej 1 nepritele Y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 nepritele Z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za</text:p>
          </table:table-cell>
          <table:table-cell office:value-type="string" calcext:value-type="string">
            <text:p>Pridej 1 nepritele Z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pred</text:p>
          </table:table-cell>
          <table:table-cell office:value-type="string" calcext:value-type="string">
            <text:p>Pridej 1 nepritele Z dopredu||Tahni dalsi nahodu</text:p>
          </table:table-cell>
          <table:table-cell table:number-columns-repeated="4"/>
        </table:table-row>
      </table:table>
      <table:table table:name="Simple - Rozbresk" table:style-name="ta1"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omando</text:p>
          </table:table-cell>
          <table:table-cell office:value-type="string" calcext:value-type="string">
            <text:p>+Nepritel Z vzadu a u tebe||Ale pouz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Trvale|X ci Y v nahode tak navic +Nepritel X v z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rvale|Kazdy nepritel Z u hrace jde v dalsi akci i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Jednorazove|Vsichni -1 zivot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nila podlaha</text:p>
          </table:table-cell>
          <table:table-cell office:value-type="string" calcext:value-type="string">
            <text:p>Jednorazove|Vsichni v budove -2 zivoty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ozzureny dav</text:p>
          </table:table-cell>
          <table:table-cell office:value-type="string" calcext:value-type="string">
            <text:p>Jednorazove|Kazde vozidlo u ktereho je nepritel je znic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rvale|Vsichni hraci 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ysely Dest</text:p>
          </table:table-cell>
          <table:table-cell office:value-type="string" calcext:value-type="string">
            <text:p>Trvale|Kdyz je hrac na ulici tak -1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Trvale|Na konci kazdy hrac musi mit +1 jid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oufalstvi</text:p>
          </table:table-cell>
          <table:table-cell office:value-type="string" calcext:value-type="string">
            <text:p>Trvale|Vsichni hraci -1 max Zdrav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rvale|Vsichni hraci -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stvani mistni</text:p>
          </table:table-cell>
          <table:table-cell office:value-type="string" calcext:value-type="string">
            <text:p>Trvale|Pokud se hrac zrani tak na zacatku dalsiho kola +Nepritel X na miste</text:p>
          </table:table-cell>
        </table:table-row>
      </table:table>
      <table:table table:name="Simple - Nepritel" table:style-name="ta1">
        <table:table-column table:style-name="co3" table:number-columns-repeated="5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</table:table>
      <table:table table:name="Zombies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3" table:number-columns-repeated="3" table:default-cell-style-name="Default"/>
        <table:table-column table:style-name="co27" table:default-cell-style-name="ce9"/>
        <table:table-column table:style-name="co3" table:number-columns-repeated="2" table:default-cell-style-name="Default"/>
        <table:table-column table:style-name="co3" table:default-cell-style-name="ce12"/>
        <table:table-column table:style-name="co28" table:number-columns-repeated="3" table:default-cell-style-name="ce14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3" office:value-type="string" calcext:value-type="string">
            <text:p>Koordinace</text:p>
          </table:table-cell>
          <table:table-cell table:style-name="ce13" office:value-type="string" calcext:value-type="string">
            <text:p>Vyroba</text:p>
          </table:table-cell>
          <table:table-cell table:style-name="ce13" office:value-type="string" calcext:value-type="string">
            <text:p>Prohledavani</text:p>
          </table:table-cell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omlu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dpocine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ymen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bira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hledani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la Vyrob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lka Vyrob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</table:table>
      <table:table table:name="Skills" table:style-name="ta1">
        <table:table-column table:style-name="co3" table:number-columns-repeated="2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/>
          <table:table-cell office:value-type="string" calcext:value-type="string">
            <text:p>Balicek</text:p>
          </table:table-cell>
          <table:table-cell office:value-type="string" calcext:value-type="string">
            <text:p>Dovednost</text:p>
          </table:table-cell>
          <table:table-cell office:value-type="string" calcext:value-type="string">
            <text:p>Urov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pr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te vybaveni lze opravit za 1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orazeni prucho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lze prorazit vchod do budovy z pristav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uzkumny b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eveni budov a vozidel na 5 karet dale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Rozebrani prekaz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straneni kazdeho bloku pridava 2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Skr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ybudovani skryse v budove 3 hluboko. Kapacit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Vylepseni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2m zvysi trvale ucinek zbrane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1m. Zvysi obranu na policku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. Zvysi obranu na polic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vetseni zasobni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Zvysi trvale kapacitu zasobni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rganiz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akci inventare muze delat vse bez omez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branna pa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obranne strelnou zbrani muze pal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1 Zivot hraci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i az 2 Zivoty hracum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otra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otravu postavy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traveni hrotu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Utok se zbrani co ma ostri <text:span text:style-name="T1">(</text:span>cepel / sip<text:span text:style-name="T1">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Resuscit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za misi jde ozivit vyrazenou postavu s 2 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hlasitost &lt; 2 pak na nej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tiseni snizuje hlasitost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Jako ble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hy utok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Kop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obrane beze zbrane muze utoc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ybira na koho budou utocit nepratele X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bira na koho budou utocit nepratele Y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Oblibena 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ze si nest zbran s hlasitosti 0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Rozkladani s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 obnova 1 Staminy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vana zbran ma hlasitost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Boj v d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v dome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Domaci vybusn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muze vyrobit granat||Na Dalku spd X Utok 4 Zvuk 3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Oblibena chlad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blizko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Skry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 vozidla kulny ci skladu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Tvrdy U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 Staminu|Zraneni pesti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Uder pe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ha Akce Utok pe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Vnik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budovy muze za 1 Staminu vstoupit odkudkol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Dobre kry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ehk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 domu muze za 2 Staminy preskocit do sousednih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Munice po 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ou druhou munici vyrab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blibena pu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dalku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dhad neprit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ze za 1 Staminu snizit obranu vsech nepratel na karte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Rychly vyst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ha Akce utok stre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Vystrel okn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 strilet d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Deton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umisti bombu ktera vybuchne pristi kolo|Utok X Zvuk 4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granate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atomet misto karty granat|munice 2 za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Kryci pal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 munici -1 k boji nepratel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Oblibena tezk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s vahou &gt;1 nebo granat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Pruraz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s vahou &gt;1 +1 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Rozptylena p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lba na 2 nepratele zaroven za 1 munici|-1 k bo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lovu stada +1 jid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3 jidla pro tabor za d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Oblibene vybave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o vybaveni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ohyb zele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 parku nebo na zahrade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repad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bojuje na karte kam ted prisel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Rychly Inven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si akce Invent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Vyroba pas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roba za 1m|Pasti muze nest 2 polozit zadarmo|Utok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Znalost prostre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ana mimo budovu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m parku ci zahrade 4+ na jidlo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 kulne ci skladisti 4+ na material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beze zbr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beze zbrane</text:p>
          </table:table-cell>
        </table:table-row>
      </table:table>
      <table:table table:name="Goal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ategori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ZACATEK</text:p>
          </table:table-cell>
          <table:table-cell office:value-type="string" calcext:value-type="string">
            <text:p>Zaloz Utociste</text:p>
          </table:table-cell>
          <table:table-cell office:value-type="string" calcext:value-type="string">
            <text:p>Prohledej aspon 4 domy|Dovez aspon 4 materialy</text:p>
          </table:table-cell>
          <table:table-cell office:value-type="string" calcext:value-type="string">
            <text:p>Zakladas Utociste|HPO 5 / 2 / 5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Nova krev</text:p>
          </table:table-cell>
          <table:table-cell office:value-type="string" calcext:value-type="string">
            <text:p>Zvedni populaci o 2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Zvedni nadeji o 3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kon</text:p>
          </table:table-cell>
          <table:table-cell office:value-type="string" calcext:value-type="string">
            <text:p>Zvedni poradek o 3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Expanze</text:p>
          </table:table-cell>
          <table:table-cell office:value-type="string" calcext:value-type="string">
            <text:p>Vybuduj 2 kempy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sobovani</text:p>
          </table:table-cell>
          <table:table-cell office:value-type="string" calcext:value-type="string">
            <text:p>Proved mise ve 2 novych mestech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Lepsi domov</text:p>
          </table:table-cell>
          <table:table-cell office:value-type="string" calcext:value-type="string">
            <text:p>Prestehuj Utociste</text:p>
          </table:table-cell>
          <table:table-cell office:value-type="string" calcext:value-type="string">
            <text:p>Nadeje a Poradek +1</text:p>
          </table:table-cell>
          <table:table-cell office:value-type="string" calcext:value-type="string">
            <text:p>Populac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Usazeni se</text:p>
          </table:table-cell>
          <table:table-cell office:value-type="string" calcext:value-type="string">
            <text:p>Postav novou budov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d utokem</text:p>
          </table:table-cell>
          <table:table-cell office:value-type="string" calcext:value-type="string">
            <text:p>-1 Populace kazdy tyden|Zvedni populaci o 4</text:p>
          </table:table-cell>
          <table:table-cell office:value-type="string" calcext:value-type="string">
            <text:p>Nadeje +1 Poradek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Tvrda rana</text:p>
          </table:table-cell>
          <table:table-cell office:value-type="string" calcext:value-type="string">
            <text:p>-1 Nadeje kazdy tyden|Zvedni nadeji o 5</text:p>
          </table:table-cell>
          <table:table-cell office:value-type="string" calcext:value-type="string">
            <text:p>Poradek +1</text:p>
          </table:table-cell>
          <table:table-cell office:value-type="string" calcext:value-type="string">
            <text:p>Nadeje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Rebelie</text:p>
          </table:table-cell>
          <table:table-cell office:value-type="string" calcext:value-type="string">
            <text:p>-1 Poradek kazdy tyden|Zvedni poradek o 5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ajezdy</text:p>
          </table:table-cell>
          <table:table-cell office:value-type="string" calcext:value-type="string">
            <text:p>Postav 4 nove kempy</text:p>
          </table:table-cell>
          <table:table-cell office:value-type="string" calcext:value-type="string">
            <text:p>Vse -1 a Nadeje -1</text:p>
          </table:table-cell>
          <table:table-cell office:value-type="string" calcext:value-type="string">
            <text:p>Znic 2 Kempy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ekde Jinde</text:p>
          </table:table-cell>
          <table:table-cell office:value-type="string" calcext:value-type="string">
            <text:p>-1 Nadeje kazdy tyden|Proved mise ve 2 novych mestech</text:p>
          </table:table-cell>
          <table:table-cell office:value-type="string" calcext:value-type="string">
            <text:p>Nadeje a 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Smrtelne Ohrozeni</text:p>
          </table:table-cell>
          <table:table-cell office:value-type="string" calcext:value-type="string">
            <text:p>Obev nove misto a Prestehuj Utociste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cit Rozvoje</text:p>
          </table:table-cell>
          <table:table-cell office:value-type="string" calcext:value-type="string">
            <text:p>-1 Poradek kazdy tyden|Obev a postav 2 nove budovy</text:p>
          </table:table-cell>
          <table:table-cell office:value-type="string" calcext:value-type="string">
            <text:p>Populace a Poradek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Doprava</text:p>
          </table:table-cell>
          <table:table-cell office:value-type="string" calcext:value-type="string">
            <text:p>Dovez do kempu 2 nakladaky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zdaleny Cil</text:p>
          </table:table-cell>
          <table:table-cell office:value-type="string" calcext:value-type="string">
            <text:p>Proved misi ve meste o 5 dni dal nez je tve ted nejvzdalenejs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okojenost</text:p>
          </table:table-cell>
          <table:table-cell office:value-type="string" calcext:value-type="string">
            <text:p>Nahromad 10 jidel pro kazdeho clena utociste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elka Stavba</text:p>
          </table:table-cell>
          <table:table-cell office:value-type="string" calcext:value-type="string">
            <text:p>Nahromad 20 zasob material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Nahromad 10 novych zbran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zbran</text:p>
          </table:table-cell>
          <table:table-cell office:value-type="string" calcext:value-type="string">
            <text:p>Najdi a dones ze 3 mest zbran se symbolem A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vybaveni</text:p>
          </table:table-cell>
          <table:table-cell office:value-type="string" calcext:value-type="string">
            <text:p>Najdi a dones ze 3 mest vybaveni se symbolem B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uzkum center</text:p>
          </table:table-cell>
          <table:table-cell office:value-type="string" calcext:value-type="string">
            <text:p>Dones ze 2 mest predmet C|Hledej v budove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eventivni uder</text:p>
          </table:table-cell>
          <table:table-cell office:value-type="string" calcext:value-type="string">
            <text:p>Odpal granat nebo jinou vybusninu ve 3 budovach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Zvlastni rukojmi</text:p>
          </table:table-cell>
          <table:table-cell office:value-type="string" calcext:value-type="string">
            <text:p>Obsad v poslednim obevenem meste budovu 15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</table:table>
      <table:table table:name="Missions" table:style-name="ta1">
        <table:table-column table:style-name="co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/>
          <table:table-cell office:value-type="string" calcext:value-type="string">
            <text:p>Jmeno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  <table:table-cell table:style-name="ce15" office:value-type="string" calcext:value-type="string" table:number-columns-spanned="5" table:number-rows-spanned="1">
            <text:p>Budova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pisek</text:p>
          </table:table-cell>
          <table:table-cell office:value-type="string" calcext:value-type="string">
            <text:p>Efekt</text:p>
          </table:table-cell>
          <table:table-cell office:value-type="string" calcext:value-type="string">
            <text:p>Wrk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/>
          <table:table-cell office:value-type="string" calcext:value-type="string">
            <text:p>Domaci zver</text:p>
          </table:table-cell>
          <table:table-cell office:value-type="string" calcext:value-type="string">
            <text:p>4 zvirata|kazde vazi 2 a je jedno v kazdem parku / zahrad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Farma</text:p>
          </table:table-cell>
          <table:table-cell office:value-type="string" calcext:value-type="string">
            <text:p>Jidlo +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ledani semen</text:p>
          </table:table-cell>
          <table:table-cell office:value-type="string" calcext:value-type="string">
            <text:p>6 pytlu semen|kazdy vazi 2 a je jeden v kazdem skladu / kuln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Obilnice</text:p>
          </table:table-cell>
          <table:table-cell office:value-type="string" calcext:value-type="string">
            <text:p>Jidlo +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tracene dokumenty</text:p>
          </table:table-cell>
          <table:table-cell office:value-type="string" calcext:value-type="string">
            <text:p>Prohledat 3 domky nebo firm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tracene dite</text:p>
          </table:table-cell>
          <table:table-cell office:value-type="string" calcext:value-type="string">
            <text:p>Prohledat 2 park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jenske zasoby</text:p>
          </table:table-cell>
          <table:table-cell office:value-type="string" calcext:value-type="string">
            <text:p>Dovezt 7 Zbrani a 3 Vybaven</text:p>
          </table:table-cell>
          <table:table-cell office:value-type="string" calcext:value-type="string">
            <text:p>Nadeje +4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Poradek 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konvoj</text:p>
          </table:table-cell>
          <table:table-cell office:value-type="string" calcext:value-type="string">
            <text:p>Pred domem v hloubce 8! je Nakladak + 3Z|Ziskat nakladak</text:p>
          </table:table-cell>
          <table:table-cell office:value-type="string" calcext:value-type="string">
            <text:p>Nadeje a Poradek +2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Sluzebna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psi ubytovani</text:p>
          </table:table-cell>
          <table:table-cell office:value-type="string" calcext:value-type="string">
            <text:p>Prohledat 5 kramu skladu nebo domku</text:p>
          </table:table-cell>
          <table:table-cell office:value-type="string" calcext:value-type="string">
            <text:p>Nadeje a Poradek +3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Ubytovna</text:p>
          </table:table-cell>
          <table:table-cell office:value-type="string" calcext:value-type="string">
            <text:p>Populace +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msta</text:p>
          </table:table-cell>
          <table:table-cell office:value-type="string" calcext:value-type="string">
            <text:p>Zabit 5 nepratel Z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kce ohrozeni</text:p>
          </table:table-cell>
          <table:table-cell office:value-type="string" calcext:value-type="string">
            <text:p>Zabit 20 nepratel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chrana znamych</text:p>
          </table:table-cell>
          <table:table-cell office:value-type="string" calcext:value-type="string">
            <text:p>Prohledat Domek A ci B v hloubce 5+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Nadeje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ybejici vybaveni</text:p>
          </table:table-cell>
          <table:table-cell office:value-type="string" calcext:value-type="string">
            <text:p>Prohledat Garaze nebo 2 Domy s garazi|Rozebrat 2 vozidla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zdalenost 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istav</text:p>
          </table:table-cell>
          <table:table-cell office:value-type="string" calcext:value-type="string">
            <text:p>Najit ve meste Pristav||Zamichat 2 do 2. poloviny balicku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Rybarna</text:p>
          </table:table-cell>
          <table:table-cell office:value-type="string" calcext:value-type="string">
            <text:p>Jidlo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tiste</text:p>
          </table:table-cell>
          <table:table-cell office:value-type="string" calcext:value-type="string">
            <text:p>Najit ve meste Letiste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Komunikacni vez</text:p>
          </table:table-cell>
          <table:table-cell office:value-type="string" calcext:value-type="string">
            <text:p>Vzdalenost 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izdarna</text:p>
          </table:table-cell>
          <table:table-cell office:value-type="string" calcext:value-type="string">
            <text:p>Najit ve meste Jizdarnu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Zasobovaci trasa</text:p>
          </table:table-cell>
          <table:table-cell office:value-type="string" calcext:value-type="string">
            <text:p>Vzdalenost 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Bunkr</text:p>
          </table:table-cell>
          <table:table-cell office:value-type="string" calcext:value-type="string">
            <text:p>Najit ve meste Bunkr||Zamichat 4 do celeho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2</text:p>
          </table:table-cell>
          <table:table-cell office:value-type="string" calcext:value-type="string">
            <text:p>Strelnice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ity Sites" table:style-name="ta1">
        <table:table-column table:style-name="co42" table:default-cell-style-name="Default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ren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Ud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so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Rov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ahork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Mok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H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Ud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Rov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ahork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Mok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H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</text:p>
          </table:table-cell>
        </table:table-row>
      </table:table>
      <table:named-expressions/>
      <table:database-ranges>
        <table:database-range table:name="__Anonymous_Sheet_DB__11" table:target-range-address="Skills.A2:Skills.C7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17:27:47.432259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6-05T17:29:45.444097879</dc:date>
    <meta:editing-duration>P2DT1H29M59S</meta:editing-duration>
    <meta:editing-cycles>270</meta:editing-cycles>
    <meta:generator>LibreOffice/5.1.6.2$Linux_X86_64 LibreOffice_project/10m0$Build-2</meta:generator>
    <meta:document-statistic meta:table-count="15" meta:cell-count="2359" meta:object-count="0"/>
  </office:meta>
</office:document-meta>
</file>